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09C05C7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 style:font-pitch="variable"/>
    <style:font-face style:name="Bitter1" svg:font-family="Bitter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Bitter1" fo:font-size="96pt"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T1" style:family="text">
      <style:text-properties style:font-name="Bitter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4.065cm" svg:x="0.254cm" svg:y="7.111cm" presentation:class="title" presentation:user-transformed="true">
          <draw:text-box>
            <text:p text:style-name="P1"><text:span text:style-name="T1">elixir</text:span></text:p>
          </draw:text-box>
        </draw:frame>
        <draw:frame draw:style-name="gr1" draw:text-style-name="P2" draw:layer="layout" svg:width="4.823cm" svg:height="4.823cm" svg:x="3.305cm" svg:y="6.099cm">
          <draw:image xlink:href="Pictures/1000020100000190000001909C05C7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ter" svg:font-family="Bitter" style:font-pitch="variable"/>
    <style:font-face style:name="Bitter1" svg:font-family="Bitter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atka </meta:initial-creator>
    <meta:creation-date>2015-01-03T16:34:47.744142043</meta:creation-date>
    <dc:date>2015-01-03T16:42:17.168300444</dc:date>
    <dc:creator>beatka </dc:creator>
    <meta:editing-duration>P0D</meta:editing-duration>
    <meta:editing-cycles>1</meta:editing-cycles>
    <meta:document-statistic meta:object-count="25"/>
    <meta:generator>LibreOffice/4.2.7.2$Linux_X86_64 LibreOffice_project/420m0$Build-2</meta:generator>
  </office:meta>
</office:document-meta>
</file>